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Pictures/10000001000000580000001F4E4ABA35B6E8DE6C.png" manifest:media-type="image/png"/>
  <manifest:file-entry manifest:full-path="Pictures/1000000000000640000004B0E2F166351EB397EA.png" manifest:media-type="image/png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meta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pitch="variable" style:font-charset="x-symbol"/>
    <style:font-face style:name="Andale Sans UI1" svg:font-family="'Andale Sans UI'" style:font-family-generic="roman" style:font-pitch="variable"/>
    <style:font-face style:name="Andale Sans UI2" svg:font-family="'Andale Sans UI'" style:font-family-generic="swiss" style:font-pitch="variable"/>
    <style:font-face style:name="Andale Sans UI3" svg:font-family="'Andale Sans UI'" style:font-family-generic="system" style:font-pitch="variable"/>
    <style:font-face style:name="Andale Sans UI4" svg:font-family="'Andale Sans UI'" style:font-pitch="variable"/>
    <style:font-face style:name="Andale Sans UI5" svg:font-family="'Andale Sans UI'" style:font-family-generic="system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6" svg:font-family="'Liberation Sans', Arial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/>
    <style:font-face style:name="Liberation Serif3" svg:font-family="'Liberation Serif'" style:font-family-generic="roman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 style:font-charset="x-symbol"/>
    <style:font-face style:name="Thorndale1" svg:font-family="Thorndale" style:font-family-generic="swiss" style:font-pitch="variable"/>
    <style:font-face style:name="Thorndale2" svg:font-family="Thorndale" style:font-pitch="variable" style:font-charset="x-symbol"/>
    <style:font-face style:name="Thorndale3" svg:font-family="Thorndale" style:font-family-generic="roman" style:font-pitch="variable"/>
    <style:font-face style:name="unifont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other-popp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subtitle">
      <style:graphic-properties draw:fill-color="#ffffff" fo:min-height="12.19cm"/>
      <style:paragraph-properties style:writing-mode="lr-tb"/>
    </style:style>
    <style:style style:name="pr4" style:family="presentation" style:parent-style-name="another-poppy-notes">
      <style:graphic-properties draw:fill-color="#ffffff" fo:min-height="13.364cm"/>
      <style:paragraph-properties style:writing-mode="lr-tb"/>
    </style:style>
    <style:style style:name="pr5" style:family="presentation" style:parent-style-name="another-poppy-title">
      <style:graphic-properties draw:auto-grow-height="true" fo:min-height="2.629cm"/>
      <style:paragraph-properties style:writing-mode="lr-tb"/>
    </style:style>
    <style:style style:name="pr6" style:family="presentation" style:parent-style-name="another-poppy-subtitle" style:list-style-name="L1">
      <style:graphic-properties draw:fill-color="#ffffff" draw:textarea-vertical-align="top" fo:min-height="12.153cm"/>
      <style:paragraph-properties style:writing-mode="lr-tb"/>
    </style:style>
    <style:style style:name="pr7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r8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r9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r10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language="fr" fo:country="F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language="fr" fo:country="FR"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32pt"/>
    </style:style>
    <style:style style:name="T3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style:font-name-asian="Andale Sans UI3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-8% 58%" style:font-name="Liberation Sans1" fo:font-size="22pt" fo:language="fr" fo:country="FR" fo:font-style="normal" fo:text-shadow="none" style:text-underline-style="none" fo:font-weight="normal" style:letter-kerning="true" style:font-name-asian="Andale Sans UI3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/>
    </style:style>
    <style:style style:name="T7" style:family="text">
      <style:text-properties style:text-position="-8% 58%"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style:font-name="Liberation Serif3" fo:font-size="22pt" fo:language="fr" fo:country="FR" fo:font-style="normal" fo:font-weight="normal" style:font-name-asian="Liberation Serif3" style:font-size-asian="22pt" style:font-style-asian="normal" style:font-weight-asian="normal" style:font-name-complex="Liberation Serif3" style:font-size-complex="22pt" style:font-style-complex="normal" style:font-weight-complex="normal"/>
    </style:style>
    <style:style style:name="T9" style:family="text">
      <style:text-properties style:font-name="Liberation Sans1" fo:font-size="22pt" fo:language="fr" fo:country="FR" fo:font-style="normal" fo:font-weight="normal" style:font-name-asian="Liberation Serif3" style:font-size-asian="22pt" style:font-style-asian="normal" style:font-weight-asian="normal" style:font-name-complex="Liberation Serif3" style:font-size-complex="22pt" style:font-style-complex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1" fo:font-size="21pt" fo:language="fr" fo:country="FR" fo:font-style="normal" fo:text-shadow="none" style:text-underline-style="none" fo:font-weight="normal" style:letter-kerning="true" style:font-name-asian="Andale Sans UI3" style:font-size-asian="21pt" style:font-style-asian="normal" style:font-weight-asian="normal" style:font-name-complex="Tahoma1" style:font-size-complex="21pt" style:font-style-complex="normal" style:font-weight-complex="normal" style:text-emphasize="none" style:font-relief="none"/>
    </style:style>
    <style:style style:name="T11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1" draw:layer="layout" svg:width="25.198cm" svg:height="12.19cm" svg:x="1.399cm" svg:y="0.627cm" presentation:class="subtitle">
          <draw:text-box>
            <text:p><text:span text:style-name="T1">Outils pour l’ingénierie</text:span></text:p>
            <text:p><text:span text:style-name="T1"/></text:p>
            <text:p><text:span text:style-name="T1">Ressource R420</text:span></text:p>
            <text:p><text:span text:style-name="T1"/></text:p>
            <text:p><text:span text:style-name="T1">Introduction à l’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’estimat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stimateur</text:span></text:p>
          </draw:text-box>
        </draw:frame>
        <draw:frame presentation:style-name="pr6" draw:text-style-name="P8" draw:layer="layout" svg:width="25.198cm" svg:height="12.153cm" svg:x="1.302cm" svg:y="3.177cm" presentation:class="subtitle" presentation:user-transformed="true">
          <draw:text-box>
            <text:p text:style-name="P6"><text:span text:style-name="T3">Soit un système S d’entrée e et de sortie s</text:span></text:p>
            <text:p text:style-name="P6"><text:span text:style-name="T3"/></text:p>
            <text:p text:style-name="P6"><text:span text:style-name="T3">On veut modéliser la sortie du système comme une fonction de l’entrée.</text:span></text:p>
            <text:p text:style-name="P6"><text:span text:style-name="T3">En pratique une telle fonction n’existe pas, par exemple parce que le système est bruité ou parce que s dépend d’entrée qu’on ne connaît pas</text:span></text:p>
            <text:p text:style-name="P6"><text:span text:style-name="T3"/></text:p>
            <text:p text:style-name="P6"><text:span text:style-name="T3">On cherche donc une fonction qui modélise le système au mieux. C’est-à-dire qui minimise « l’erreur »</text:span></text:p>
            <text:p text:style-name="P6"><text:span text:style-name="T3"/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 est une variable aléatoire représentant l’erreur</text:span></text:p>
            <text:p text:style-name="P6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2" draw:text-style-name="P4" draw:layer="layout" svg:width="4.311cm" svg:height="0.932cm" svg:x="1.472cm" svg:y="11.08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4" draw:layer="layout" svg:width="2.687cm" svg:height="1.829cm" svg:x="1.602cm" svg:y="12.85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stimateur</text:span></text:p>
          </draw:text-box>
        </draw:frame>
        <draw:frame presentation:style-name="pr7" draw:text-style-name="P8" draw:layer="layout" svg:width="25.198cm" svg:height="11.504cm" svg:x="1.302cm" svg:y="3.177cm" presentation:class="subtitle" presentation:user-transformed="true">
          <draw:text-box>
            <text:p text:style-name="P6"><text:span text:style-name="T4">Objectif :</text:span></text:p>
            <text:list text:style-name="L1">
              <text:list-item>
                <text:list>
                  <text:list-item>
                    <text:p text:style-name="P6"><text:span text:style-name="T3">On a mesuré des entrées et des sorties</text:span></text:p>
                  </text:list-item>
                  <text:list-item>
                    <text:p text:style-name="P6"><text:span text:style-name="T3">On cherche un estimateur qui minimise « l’erreur »</text:span></text:p>
                  </text:list-item>
                  <text:list-item>
                    <text:p text:style-name="P6"><text:span text:style-name="T5">On est capable d’estimer (</text:span><text:span text:style-name="T3">prédire) la sortie à partir de l’entrée</text:span></text:p>
                  </text:list-item>
                  <text:list-item>
                    <text:p text:style-name="P6"><text:span text:style-name="T3">On est capable de qualifier l’erreur d’estimation</text:span></text:p>
                  </text:list-item>
                </text:list>
              </text:list-item>
            </text:list>
            <text:p text:style-name="P6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stimateur</text:span></text:p>
          </draw:text-box>
        </draw:frame>
        <draw:frame presentation:style-name="pr8" draw:text-style-name="P8" draw:layer="layout" svg:width="25.198cm" svg:height="11.504cm" svg:x="1.302cm" svg:y="3.177cm" presentation:class="subtitle" presentation:user-transformed="true">
          <draw:text-box>
            <text:p text:style-name="P6"><text:span text:style-name="T4">Méthodologie :</text:span></text:p>
            <text:list text:style-name="L1">
              <text:list-item>
                <text:list>
                  <text:list-item>
                    <text:p text:style-name="P6"><text:span text:style-name="T3">On étudie le système (expert métier + expert modélisation)</text:span></text:p>
                  </text:list-item>
                  <text:list-item>
                    <text:p text:style-name="P6"><text:span text:style-name="T3">On en déduit une classe candidate de fonctions paramétriques</text:span></text:p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</text:list-item>
                  <text:list-item>
                    <text:p text:style-name="P6"><text:span text:style-name="T3">On choisit un critère d’erreur à minimiser </text:span></text:p>
                  </text:list-item>
                  <text:list-item>
                    <text:p text:style-name="P6"><text:span text:style-name="T3">On mesure des entrées et des sorties pertinentes (expert métier)</text:span></text:p>
                  </text:list-item>
                  <text:list-item>
                    <text:p text:style-name="P6"><text:span text:style-name="T3">On fait deux paquets : training set, test set</text:span></text:p>
                  </text:list-item>
                  <text:list-item>
                    <text:p text:style-name="P6"><text:span text:style-name="T3">A partir du training set on cherche le jeu de paramètre qui minimise l’erreur : p₀ </text:span></text:p>
                  </text:list-item>
                  <text:list-item>
                    <text:p text:style-name="P6"><text:span text:style-name="T3">A partir du test set on mesure l’erreur de prédiction</text:span></text:p>
                  </text:list-item>
                  <text:list-item>
                    <text:p text:style-name="P6"><text:span text:style-name="T3">On valide (ou pas) l’estimateur et on qualifie sa précis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46cm" svg:height="0.988cm" svg:x="2.486cm" svg:y="14.58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4" draw:layer="layout" svg:width="4.956cm" svg:height="1.829cm" svg:x="2.572cm" svg:y="5.94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stimateur</text:span></text:p>
          </draw:text-box>
        </draw:frame>
        <draw:frame presentation:style-name="pr9" draw:text-style-name="P8" draw:layer="layout" svg:width="25.198cm" svg:height="11.504cm" svg:x="1.302cm" svg:y="3.177cm" presentation:class="subtitle" presentation:user-transformed="true">
          <draw:text-box>
            <text:p text:style-name="P6"><text:span text:style-name="T4">Exemple :</text:span></text:p>
            <text:list text:style-name="L1">
              <text:list-item>
                <text:list>
                  <text:list-item>
                    <text:p text:style-name="P6"><text:span text:style-name="T3">Relation courant (i)→tension (u) aux bornes d’une résistance donnée</text:span></text:p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</text:list-item>
                  <text:list-item>
                    <text:p text:style-name="P6"><text:span text:style-name="T3">On choisit un critère d’erreur à minimiser : <text:s/></text:span></text:p>
                  </text:list-item>
                  <text:list-item>
                    <text:p text:style-name="P6"><text:span text:style-name="T5">Training set = (i</text:span><text:span text:style-name="T6">k</text:span><text:span text:style-name="T5">,u</text:span><text:span text:style-name="T6">k</text:span><text:span text:style-name="T5">), Test set =</text:span><text:span text:style-name="T3">(i’</text:span><text:span text:style-name="T7">k</text:span><text:span text:style-name="T3">,u’</text:span><text:span text:style-name="T7">k</text:span><text:span text:style-name="T3">)</text:span></text:p>
                    <text:p text:style-name="P6"><text:span text:style-name="T3"/></text:p>
                  </text:list-item>
                  <text:list-item>
                    <text:p text:style-name="P6"><text:span text:style-name="T3">Training set ⇒ la meilleure valeur de R est R₀=1100 </text:span><text:span text:style-name="T8">Ω</text:span></text:p>
                  </text:list-item>
                  <text:list-item>
                    <text:p text:style-name="P6"><text:span text:style-name="T3">Test set ⇒ <text:s/></text:span><text:span text:style-name="T8">ε</text:span><text:span text:style-name="T9">=0,03 ⇒ erreur sur u=0,17 V</text:span></text:p>
                    <text:p text:style-name="P6"><text:span text:style-name="T3"/></text:p>
                  </text:list-item>
                  <text:list-item>
                    <text:p text:style-name="P6"><text:span text:style-name="T3">Pour notre résistance u=1100 i à +- 0,17 V prè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292cm" svg:height="1.829cm" svg:x="2.472cm" svg:y="5.04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4" draw:layer="layout" svg:width="6.823cm" svg:height="1.022cm" svg:x="17.247cm" svg:y="7.38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Estimateur</text:span></text:p>
          </draw:text-box>
        </draw:frame>
        <draw:frame presentation:style-name="pr10" draw:text-style-name="P8" draw:layer="layout" svg:width="25.198cm" svg:height="11.504cm" svg:x="1.302cm" svg:y="3.177cm" presentation:class="subtitle" presentation:user-transformed="true">
          <draw:text-box>
            <text:p text:style-name="P6"><text:span text:style-name="T4">Difficultés :</text:span></text:p>
            <text:list text:style-name="L1">
              <text:list-item>
                <text:list>
                  <text:list-item>
                    <text:p text:style-name="P6"><text:span text:style-name="T3">Collecter des données de qualité</text:span></text:p>
                  </text:list-item>
                  <text:list-item>
                    <text:p text:style-name="P6"><text:span text:style-name="T3">Choisir la bonne fonction paramétrique candidate</text:span></text:p>
                  </text:list-item>
                  <text:list-item>
                    <text:p text:style-name="P6"><text:span text:style-name="T3">Choisir un critère d’erreur à minimiser qui fait sens </text:span></text:p>
                  </text:list-item>
                  <text:list-item>
                    <text:p text:style-name="P6"><text:span text:style-name="T5">Choisir l’algorithme d’optimisation </text:span></text:p>
                    <text:list>
                      <text:list-item>
                        <text:p text:style-name="P6"><text:span text:style-name="T10">Identifier les bons paramètres (minima locaux)</text:span></text:p>
                      </text:list-item>
                      <text:list-item>
                        <text:p text:style-name="P6"><text:span text:style-name="T10">Dans un temps raisonnable</text:span></text:p>
                      </text:list-item>
                    </text:list>
                  </text:list-item>
                  <text:list-item>
                    <text:p text:style-name="P6"><text:span text:style-name="T3">S’assurer que modèle ne dérive p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1T32">
        <office:forms form:automatic-focus="false" form:apply-design-mode="false"/>
        <draw:frame presentation:style-name="pr3" draw:text-style-name="P10" draw:layer="layout" svg:width="25.198cm" svg:height="12.19cm" svg:x="1.399cm" svg:y="0.627cm" presentation:class="subtitle" presentation:user-transformed="true">
          <draw:text-box>
            <text:p>FIN</text:p>
          </draw:text-box>
        </draw:frame>
        <draw:frame draw:style-name="gr3" draw:text-style-name="P11" draw:layer="layout" svg:width="19.255cm" svg:height="5.939cm" svg:x="8.727cm" svg:y="9.793cm">
          <draw:text-box>
            <text:p><text:span text:style-name="T11">(C) Philippe PUJAS 2023-2024</text:span></text:p>
            <text:p><text:span text:style-name="T11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  <text:p><text:span text:style-name="T11"/></text:p>
          </draw:text-box>
        </draw:frame>
        <draw:frame draw:style-name="gr4" draw:text-style-name="P12" draw:layer="layout" svg:width="3.42cm" svg:height="0.903cm" svg:x="1.258cm" svg:y="13.945cm">
          <draw:image xlink:href="Pictures/10000001000000580000001F4E4ABA35B6E8D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pitch="variable" style:font-charset="x-symbol"/>
    <style:font-face style:name="Andale Sans UI1" svg:font-family="'Andale Sans UI'" style:font-family-generic="roman" style:font-pitch="variable"/>
    <style:font-face style:name="Andale Sans UI2" svg:font-family="'Andale Sans UI'" style:font-family-generic="swiss" style:font-pitch="variable"/>
    <style:font-face style:name="Andale Sans UI3" svg:font-family="'Andale Sans UI'" style:font-family-generic="system" style:font-pitch="variable"/>
    <style:font-face style:name="Andale Sans UI4" svg:font-family="'Andale Sans UI'" style:font-pitch="variable"/>
    <style:font-face style:name="Andale Sans UI5" svg:font-family="'Andale Sans UI'" style:font-family-generic="system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6" svg:font-family="'Liberation Sans', Arial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/>
    <style:font-face style:name="Liberation Serif3" svg:font-family="'Liberation Serif'" style:font-family-generic="roman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 style:font-charset="x-symbol"/>
    <style:font-face style:name="Thorndale1" svg:font-family="Thorndale" style:font-family-generic="swiss" style:font-pitch="variable"/>
    <style:font-face style:name="Thorndale2" svg:font-family="Thorndale" style:font-pitch="variable" style:font-charset="x-symbol"/>
    <style:font-face style:name="Thorndale3" svg:font-family="Thorndale" style:font-family-generic="roman" style:font-pitch="variable"/>
    <style:font-face style:name="unifont" svg:font-family="unifon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E2F166351EB397EA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3" fo:font-size="24pt" fo:language="pl" fo:country="PL" style:font-name-asian="Andale Sans UI3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3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unifont" style:font-family-asian="unifont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6" fo:font-family="'Liberation Sans', Arial" style:font-family-generic="swiss" style:font-pitch="variable" fo:font-size="18pt" fo:font-weight="bold" style:font-name-asian="unifont" style:font-family-asian="unifont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6" fo:font-family="'Liberation Sans', Arial" style:font-family-generic="swiss" style:font-pitch="variable" fo:font-size="16pt" fo:font-weight="bold" style:font-name-asian="unifont" style:font-family-asian="unifont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6" fo:font-family="'Liberation Sans', Arial" style:font-family-generic="swiss" style:font-pitch="variable" fo:font-size="14pt" fo:font-weight="bold" style:font-name-asian="unifont" style:font-family-asian="unifont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0pt" fo:language="fr" fo:country="FR" fo:font-style="normal" fo:text-shadow="none" style:text-underline-style="none" fo:font-weight="normal" style:letter-kerning="true" style:font-name-asian="Andale Sans UI3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4pt" fo:language="fr" fo:country="FR" fo:font-style="normal" fo:text-shadow="none" style:text-underline-style="none" fo:font-weight="normal" style:letter-kerning="true" style:font-name-asian="Andale Sans UI3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3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3pt" fo:language="fr" fo:country="FR" fo:font-style="normal" fo:text-shadow="none" style:text-underline-style="none" fo:font-weight="normal" style:letter-kerning="true" style:font-name-asian="Andale Sans UI3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Liberation Sans2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Liberation Sans2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Liberation Sans2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Liberation Sans2" fo:font-size="14pt" style:font-size-asian="14pt" style:font-size-complex="14pt"/>
    </style:style>
    <style:style style:name="MP5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style:font-name="Liberation Sans2" fo:font-size="14pt" style:font-size-asian="14pt" style:font-size-complex="14pt"/>
    </style:style>
    <style:style style:name="MT2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7cm" svg:y="28.216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nother-poppy" style:page-layout-name="PM1" draw:style-name="Mdp1">
      <draw:frame presentation:style-name="another-poppy-title" draw:layer="backgroundobjects" svg:width="25.198cm" svg:height="2.629cm" svg:x="1.399cm" svg:y="0.627cm" presentation:class="title" presentation:placeholder="true">
        <draw:text-box/>
      </draw:frame>
      <draw:frame presentation:style-name="another-poppy-outline1" draw:layer="backgroundobjects" svg:width="25.198cm" svg:height="9.135cm" svg:x="1.399cm" svg:y="3.684cm" presentation:class="outline" presentation:placeholder="true">
        <draw:text-box/>
      </draw:frame>
      <draw:frame presentation:style-name="Mpr1" draw:text-style-name="MP6" draw:layer="backgroundobjects" svg:width="6.523cm" svg:height="1.086cm" svg:x="1.399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4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17DT7H11M23S</meta:editing-duration>
    <meta:editing-cycles>388</meta:editing-cycles>
    <meta:generator>LibreOffice/7.4.7.2$Linux_X86_64 LibreOffice_project/40$Build-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Philippe Pujas</meta:initial-creator>
    <dc:date>2024-04-10T11:53:15.370000239</dc:date>
    <meta:print-date>2022-10-13T19:34:54.028486397</meta:print-date>
    <dc:creator>Philippe PUJAS</dc:creator>
    <meta:document-statistic meta:object-count="58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33/content.xml><?xml version="1.0" encoding="utf-8"?>
<math xmlns="http://www.w3.org/1998/Math/MathML" display="block">
  <semantics>
    <mrow>
      <mover accent="true">
        <mi>s</mi>
        <mo stretchy="false">^</mo>
      </mover>
      <mrow>
        <mo fence="true" form="prefix" stretchy="false">(</mo>
        <mrow>
          <mrow>
            <mi>e</mi>
            <mi>,</mi>
            <msub>
              <mi>p</mi>
              <mn>0</mn>
            </msub>
          </mrow>
        </mrow>
        <mo fence="true" form="postfix" stretchy="false">)</mo>
      </mrow>
      <mtext> noté </mtext>
      <mover accent="true">
        <mi>s</mi>
        <mo stretchy="false">^</mo>
      </mover>
      <mrow>
        <mo fence="true" form="prefix" stretchy="false">(</mo>
        <mrow>
          <mi>e</mi>
        </mrow>
        <mo fence="true" form="postfix" stretchy="false">)</mo>
      </mrow>
    </mrow>
    <annotation encoding="StarMath 5.0">hat s (e,p_0) " noté " hat s(e)</annotation>
  </semantics>
</math>
</file>

<file path=Object 34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over accent="true">
          <mi>s</mi>
          <mo stretchy="false">^</mo>
        </mover>
      </mrow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i>b</mi>
      </mrow>
    </mrow>
    <annotation encoding="StarMath 5.0">s(e) = hat s (e) + b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over accent="true">
              <mi>s</mi>
              <mo stretchy="false">^</mo>
            </mover>
            <mi mathvariant="normal">:</mi>
            <mi>E</mi>
            <mo stretchy="false">→</mo>
            <mi>S</mi>
          </mrow>
        </mtd>
      </mtr>
      <mtr>
        <mtd>
          <mrow>
            <mi>e</mi>
            <mi>↦</mi>
            <mover accent="true">
              <mi>s</mi>
              <mo stretchy="false">^</mo>
            </mover>
            <mrow>
              <mo fence="true" form="prefix" stretchy="false">(</mo>
              <mrow>
                <mi>e</mi>
              </mrow>
              <mo fence="true" form="postfix" stretchy="false">)</mo>
            </mrow>
          </mrow>
        </mtd>
      </mtr>
    </mtable>
    <annotation encoding="StarMath 5.0">alignl hat s : E rightarrow S
newline 
e %Ux21A6 hat s(e)</annotation>
  </semantics>
</math>
</file>

<file path=Object 37/content.xml><?xml version="1.0" encoding="utf-8"?>
<math xmlns="http://www.w3.org/1998/Math/MathML" display="block">
  <semantics>
    <mtable>
      <mtr>
        <mtd columnalign="left">
          <mrow>
            <mover accent="true">
              <mi>u</mi>
              <mo stretchy="false">^</mo>
            </mover>
            <mi mathvariant="normal">:</mi>
            <mrow>
              <mi mathvariant="normal">ℝ</mi>
              <mo stretchy="false">×</mo>
              <mi mathvariant="normal">ℝ</mi>
            </mrow>
            <mi>⁺</mi>
            <mo stretchy="false">→</mo>
            <mi mathvariant="normal">ℝ</mi>
          </mrow>
        </mtd>
      </mtr>
      <mtr>
        <mtd>
          <mrow>
            <mrow>
              <mo fence="true" form="prefix" stretchy="false">(</mo>
              <mrow>
                <mrow>
                  <mi>i</mi>
                  <mi>,</mi>
                  <mi>R</mi>
                </mrow>
              </mrow>
              <mo fence="true" form="postfix" stretchy="false">)</mo>
            </mrow>
            <mi>↦</mi>
            <mover accent="true">
              <mi>u</mi>
              <mo stretchy="false">^</mo>
            </mover>
            <mrow>
              <mrow>
                <mo fence="true" form="prefix" stretchy="false">(</mo>
                <mrow>
                  <mrow>
                    <mi>i</mi>
                    <mi>,</mi>
                    <mi>R</mi>
                  </mrow>
                </mrow>
                <mo fence="true" form="postfix" stretchy="false">)</mo>
              </mrow>
              <mo stretchy="false">=</mo>
              <mi>R</mi>
            </mrow>
            <mi>i</mi>
          </mrow>
        </mtd>
      </mtr>
    </mtable>
    <annotation encoding="StarMath 5.0">alignl hat u : setR times setR⁺ rightarrow setR
newline 
(i,R) %Ux21A6 hat u(i,R)=R i</annotation>
  </semantics>
</math>
</file>

<file path=Object 38/content.xml><?xml version="1.0" encoding="utf-8"?>
<math xmlns="http://www.w3.org/1998/Math/MathML" display="block">
  <semantics>
    <mrow>
      <mrow>
        <mi>ϵ</mi>
        <mo stretchy="false">=</mo>
        <mi mathvariant="italic">Moyenne</mi>
      </mrow>
      <mrow>
        <mo fence="true" form="prefix" stretchy="false">(</mo>
        <mrow>
          <msup>
            <mrow>
              <mo fence="true" form="prefix" stretchy="false">(</mo>
              <mrow>
                <mrow>
                  <mi>u</mi>
                  <mo stretchy="false">−</mo>
                  <mover accent="true">
                    <mi>u</mi>
                    <mo stretchy="false">^</mo>
                  </mover>
                </mrow>
              </mrow>
              <mo fence="true" form="postfix" stretchy="false">)</mo>
            </mrow>
            <mn>2</mn>
          </msup>
        </mrow>
        <mo fence="true" form="postfix" stretchy="false">)</mo>
      </mrow>
    </mrow>
    <annotation encoding="StarMath 5.0">%epsilon=Moyenne((u - hat u)^2)</annotation>
  </semantics>
</math>
</file>

<file path=Object 40/content.xml><?xml version="1.0" encoding="utf-8"?>
<math xmlns="http://www.w3.org/1998/Math/MathML" display="block">
  <semantics>
    <mtable>
      <mtr>
        <mtd columnalign="left">
          <mrow>
            <mover accent="true">
              <mi>s</mi>
              <mo stretchy="false">^</mo>
            </mover>
            <mi mathvariant="normal">:</mi>
            <mrow>
              <mi>E</mi>
              <mo stretchy="false">×</mo>
              <mi>P</mi>
            </mrow>
            <mo stretchy="false">→</mo>
            <mi>F</mi>
          </mrow>
        </mtd>
      </mtr>
      <mtr>
        <mtd>
          <mrow>
            <mrow>
              <mo fence="true" form="prefix" stretchy="false">(</mo>
              <mrow>
                <mrow>
                  <mi>e</mi>
                  <mi>,</mi>
                  <mi>p</mi>
                </mrow>
              </mrow>
              <mo fence="true" form="postfix" stretchy="false">)</mo>
            </mrow>
            <mi>↦</mi>
            <mover accent="true">
              <mi>s</mi>
              <mo stretchy="false">^</mo>
            </mover>
            <mrow>
              <mo fence="true" form="prefix" stretchy="false">(</mo>
              <mrow>
                <mrow>
                  <mi>e</mi>
                  <mi>,</mi>
                  <mi>p</mi>
                </mrow>
              </mrow>
              <mo fence="true" form="postfix" stretchy="false">)</mo>
            </mrow>
          </mrow>
        </mtd>
      </mtr>
    </mtable>
    <annotation encoding="StarMath 5.0">alignl hat s : E times P rightarrow F
newline 
(e,p) %Ux21A6 hat s(e,p)</annotation>
  </semantics>
</math>
</file>